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rtualTopic.propertiesChanged(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irtualTopic.addQueue( QueueEntity queue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Topic.relationChanged(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irtualTopic.setQueueMap( Map &lt; Integer , QueueEntity &gt; queu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Topic.setQueueCount( Integer queu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Topic.getQueu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Topic.getQue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Topic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Topic.setQueueLimit( int queu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Topic.getQueu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Topic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Topic.VirtualTo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